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Garamond"/>
    </style:style>
    <style:style style:name="P3" style:family="paragraph" style:parent-style-name="Standard" style:list-style-name="L1">
      <style:text-properties style:font-name="Garamond"/>
    </style:style>
    <style:style style:name="P4" style:family="paragraph" style:parent-style-name="Standard" style:list-style-name="L1">
      <style:text-properties style:font-name="Garamond" fo:font-weight="bold" style:font-weight-asian="bold" style:font-weight-complex="bold"/>
    </style:style>
    <style:style style:name="P5" style:family="paragraph" style:parent-style-name="Standard">
      <style:text-properties style:font-name="Garamond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 style:list-style-name="L2"/>
    <style:style style:name="P7" style:family="paragraph" style:parent-style-name="Heading_20_2">
      <style:text-properties style:font-name="Garamond" fo:font-style="normal" style:font-style-asian="normal" style:font-style-complex="normal"/>
    </style:style>
    <style:style style:name="P8" style:family="paragraph" style:parent-style-name="Heading_20_1">
      <style:paragraph-properties fo:padding="0.074cm" fo:border-left="none" fo:border-right="none" fo:border-top="none" fo:border-bottom="0.035cm solid #000000" style:join-border="false"/>
      <style:text-properties style:font-name="Garamond"/>
    </style:style>
    <style:style style:name="T1" style:family="text">
      <style:text-properties fo:font-size="24pt"/>
    </style:style>
    <style:style style:name="T2" style:family="text">
      <style:text-properties style:font-size-asian="24pt"/>
    </style:style>
    <style:style style:name="T3" style:family="text">
      <style:text-properties style:font-size-complex="24pt"/>
    </style:style>
    <style:style style:name="T4" style:family="text">
      <style:text-properties style:font-name="Garamond"/>
    </style:style>
    <style:style style:name="T5" style:family="text">
      <style:text-properties style:font-name="Garamond" fo:font-weight="bold" style:font-weight-asian="bold" style:font-weight-complex="bold"/>
    </style:style>
    <style:style style:name="T6" style:family="text">
      <style:text-properties style:font-name="Garamond"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TOP 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Kick-Off-Meeting: Gedächtnisprotokoll</text:h>
      <text:p text:style-name="P2"/>
      <text:p text:style-name="P2"><text:span text:style-name="T8">Zeit</text:span>:<text:tab/><text:tab/>25.01.2009</text:p>
      <text:p text:style-name="P2"><text:span text:style-name="T8">Ort</text:span>:<text:tab/><text:tab/>Meteosat, München</text:p>
      <text:p text:style-name="P2"><text:span text:style-name="T8">Anwesende</text:span>:<text:tab/>Andrey Behrens, Frederick Geist, Rupert Popp</text:p>
      <text:p text:style-name="P2"><text:span text:style-name="T8">Abwesende</text:span>:<text:tab/>Angelika Sigl-Wallner (entschuldigt), Daniel Böhm (entschuldigt)</text:p>
      <text:p text:style-name="P2"/>
      <text:h text:style-name="P7" text:outline-level="2">Tagesordnungspunkte:</text:h>
      <text:p text:style-name="P2"/>
      <text:list xml:id="list34497349" text:style-name="L1">
        <text:list-item>
          <text:p text:style-name="P4">Wahl des Projektleiters</text:p>
          <text:list>
            <text:list-item>
              <text:p text:style-name="P3">Fred hat sich doch noch zur Wahl gestellt; Wahlversprechen u.a.: Leuten in den Hintern treten, die Übersicht behalten, genügend Zeit investieren</text:p>
            </text:list-item>
            <text:list-item>
              <text:p text:style-name="P3">Fred hat die Wahl gewonnen</text:p>
            </text:list-item>
            <text:list-item>
              <text:p text:style-name="P3">Um Einverständnis seitens Daniel Böhm und Angelika Sigl-Wallner wird zu späterem Zeitpunkt gebeten</text:p>
            </text:list-item>
          </text:list>
        </text:list-item>
        <text:list-item>
          <text:p text:style-name="P4">Zuständigkeiten / Managementposition abgesehen vom PL:</text:p>
          <text:list>
            <text:list-item>
              <text:p text:style-name="P3">Kein Beschluss getroffen</text:p>
            </text:list-item>
            <text:list-item>
              <text:p text:style-name="P3">Aufgabe des PL: Übersicht anhand Tabellendokument von Andrey Behrens und anhand weiterer Wortmeldungen erstellen bzw. aktualisieren und demnächst von den Teammitgliedern absegnen lassen</text:p>
            </text:list-item>
            <text:list-item>
              <text:p text:style-name="P1"><text:span text:style-name="T4">Andrey Behrens: ggfs. die Zuständigkeiten demnächst noch überarbeiten, um ausgleichende Gerechtigkeit sicherzustellen</text:span></text:p>
            </text:list-item>
          </text:list>
        </text:list-item>
        <text:list-item>
          <text:p text:style-name="P1"><text:span text:style-name="T5">Anwendung im Browser oder Desktop-Applikation:</text:span></text:p>
          <text:list>
            <text:list-item>
              <text:p text:style-name="P3">Wahl war bereits erfolgt im Forum:</text:p>
            </text:list-item>
            <text:list-item>
              <text:p text:style-name="P3">Festlegung auf Browser-Applikation</text:p>
            </text:list-item>
          </text:list>
        </text:list-item>
        <text:list-item>
          <text:p text:style-name="P4">Programmiersprache: </text:p>
          <text:list>
            <text:list-item>
              <text:p text:style-name="P3">Festlegung auf PHP ist erfolgt</text:p>
            </text:list-item>
            <text:list-item>
              <text:p text:style-name="P3">Java ist aus dem Rennen</text:p>
            </text:list-item>
          </text:list>
        </text:list-item>
        <text:list-item>
          <text:p text:style-name="P4">Framework?</text:p>
          <text:list>
            <text:list-item>
              <text:p text:style-name="P3">Es gibt Tendenzen hin zum Framework (Andrey Behrens, Rupert Popp), aber auch Angst vor Einarbeitungszeit:</text:p>
            </text:list-item>
            <text:list-item>
              <text:p text:style-name="P3">Das offizielle Tutorium spricht von 24 Tagen à 1h Einarbeitungszeit</text:p>
            </text:list-item>
            <text:list-item>
              <text:p text:style-name="P3">Niemand hat Erfahrung mit Symfony bisher, ist die Einarbeitungszeit leistbar?</text:p>
            </text:list-item>
            <text:list-item>
              <text:p text:style-name="P3">Entscheidung demnächst notwendig</text:p>
            </text:list-item>
          </text:list>
        </text:list-item>
        <text:list-item>
          <text:p text:style-name="P4">Sehr bald anstehende Aufgaben des Konfigurationsmanagers:</text:p>
          <text:list>
            <text:list-item>
              <text:p text:style-name="P3">Bereitstellen eines Subversion-Repositories</text:p>
            </text:list-item>
            <text:list-item>
              <text:p text:style-name="P3">Suche nach sehr günstigem oder kostenlosem Webspace für die Anwendung (siehe auch TOP 8)</text:p>
            </text:list-item>
            <text:list-item>
              <text:p text:style-name="P3">Installation Symfony-Framework, zumindest zum Test, welche Voraussetzungen gegeben sein müssen</text:p>
            </text:list-item>
          </text:list>
        </text:list-item>
        <text:list-item>
          <text:p text:style-name="P4">Projektfahrplan / Termine:</text:p>
          <text:list>
            <text:list-item>
              <text:p text:style-name="P3">Meeting aller Teilnehmer notwendig</text:p>
            </text:list-item>
            <text:list-item>
              <text:p text:style-name="P3">Am besten in 1-2 Wochen</text:p>
            </text:list-item>
            <text:list-item>
              <text:p text:style-name="P3">Gerne auch über Skype, nicht notwendigerweise reales Meeting</text:p>
            </text:list-item>
          </text:list>
        </text:list-item>
        <text:list-item>
          <text:p text:style-name="P4">Domain / Webspace</text:p>
          <text:list>
            <text:list-item>
              <text:p text:style-name="P3">Andrey Behrens und Frederick Geist stimmen gegen eine eigene Domain</text:p>
            </text:list-item>
            <text:list-item>
              <text:p text:style-name="P3">Webspace sollte nach Möglichkeit günstig oder kostenlos sein</text:p>
            </text:list-item>
            <text:list-item>
              <text:p text:style-name="P3">Aktive Suche sollte nun beginnen</text:p>
            </text:list-item>
            <text:list-item>
              <text:p text:style-name="P3">Bestehender Webspace von Frederick Geist, Andrey Behrens und Rupert Popp nur <text:soft-page-break/>eventuell nutzbar</text:p>
            </text:list-item>
          </text:list>
        </text:list-item>
        <text:list-item>
          <text:p text:style-name="P4">Regeln &amp; Zielsetzungen für Zusammenarbeit</text:p>
          <text:list>
            <text:list-item>
              <text:p text:style-name="P3">Den Regeln im Forum wurde grob zugestimmt</text:p>
            </text:list-item>
            <text:list-item>
              <text:p text:style-name="P3">Überprüfung der bestehenden Regeln auf Vorhandensein der Bestimmung: „<text:span text:style-name="T7">Es sind frühzeitig Warnmeldungen zu versenden, falls es zu Verzögerungen und Problemen kommt</text:span>“.</text:p>
            </text:list-item>
          </text:list>
        </text:list-item>
        <text:list-item>
          <text:p text:style-name="P4">Angebot</text:p>
          <text:list>
            <text:list-item>
              <text:p text:style-name="P3">Stundensatz Projektleiter: <text:tab/>170 € / h (?)</text:p>
            </text:list-item>
            <text:list-item>
              <text:p text:style-name="P3">Stundensatz Entwickler:<text:tab/>120 € / h (?)</text:p>
            </text:list-item>
          </text:list>
        </text:list-item>
        <text:list-item>
          <text:p text:style-name="P4">Technik: Ausdrucke erzeugen (Vertrag u.ä.)</text:p>
          <text:list>
            <text:list-item>
              <text:p text:style-name="P3">Rupert Popp hat zumindest kurze Erfahrung mit der PHP-Bibliothek FreePDF</text:p>
            </text:list-item>
            <text:list-item>
              <text:p text:style-name="P3">Rupert Popp schilderte den Umgang hiermit als „sehr leicht zu erlernen“ mit „schnell und gut brauchbaren Ergebnissen“</text:p>
            </text:list-item>
            <text:list-item>
              <text:p text:style-name="P3">Es gibt auch weitere PDF-Bibliotheken – Rupert Popp versucht in nächster Zeit herauszufinden, welche kürzlich positiv in einschlägiger Fachpresse erwähnt wurde</text:p>
            </text:list-item>
            <text:list-item>
              <text:p text:style-name="P3">Es erfolgte eine voraussichtliche Einigung auf Ausdrucke im PDF-Format</text:p>
            </text:list-item>
          </text:list>
        </text:list-item>
        <text:list-item>
          <text:p text:style-name="P4">Modellierung / UML</text:p>
          <text:list>
            <text:list-item>
              <text:p text:style-name="P3">Diskussion vertagt</text:p>
            </text:list-item>
            <text:list-item>
              <text:p text:style-name="P3">Entscheidung vertagt</text:p>
            </text:list-item>
          </text:list>
        </text:list-item>
        <text:list-item>
          <text:p text:style-name="P4">Workflow-Analyse o.ä.</text:p>
          <text:list>
            <text:list-item>
              <text:p text:style-name="P3">Andrey Behrens hat sich bereits einige Gedanken gemacht und auf wichtige Hinweise im Studienbrief hingewiesen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list xml:id="list35204623" text:style-name="L2">
        <text:list-item>
          <text:p text:style-name="P6"><text:span text:style-name="T6">Ich bedanke mich bei allen Beteiligten für die bisherige, gegenwärtige und zukünftige gute und vertrauensvolle Zusammenarbeit.</text:span></text:p>
        </text:list-item>
        <text:list-item>
          <text:p text:style-name="P6"><text:span text:style-name="T6">Bitte bestätigt dieses Protokoll oder reicht Änderungswünsche ei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 P</meta:initial-creator>
    <meta:creation-date>2009-01-26T14:28:47.76</meta:creation-date>
    <dc:date>2009-01-26T15:20:29.53</dc:date>
    <dc:creator>R P</dc:creator>
    <meta:editing-duration>PT00H51M40S</meta:editing-duration>
    <meta:editing-cycles>10</meta:editing-cycles>
    <meta:generator>OpenOffice.org/3.0$Win32 OpenOffice.org_project/300m9$Build-9358</meta:generator>
    <meta:document-statistic meta:table-count="0" meta:image-count="0" meta:object-count="0" meta:page-count="2" meta:paragraph-count="56" meta:word-count="485" meta:character-count="3382"/>
    <meta:user-defined meta:name="Info 1"/>
    <meta:user-defined meta:name="Info 2"/>
    <meta:user-defined meta:name="Info 3"/>
    <meta:user-defined meta:name="Info 4"/>
  </office:meta>
</office:document-meta>
</file>